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745" officeooo:paragraph-rsid="001c4745"/>
    </style:style>
    <style:style style:name="P2" style:family="paragraph" style:parent-style-name="Standard">
      <style:text-properties officeooo:rsid="001e9c63" officeooo:paragraph-rsid="001e9c63"/>
    </style:style>
    <style:style style:name="P3" style:family="paragraph" style:parent-style-name="Standard" style:list-style-name="L1">
      <style:text-properties officeooo:rsid="001c4745" officeooo:paragraph-rsid="001c4745"/>
    </style:style>
    <style:style style:name="P4" style:family="paragraph" style:parent-style-name="Standard" style:list-style-name="L2">
      <style:text-properties officeooo:rsid="001c4745" officeooo:paragraph-rsid="001c4745"/>
    </style:style>
    <style:style style:name="P5" style:family="paragraph" style:parent-style-name="Standard" style:list-style-name="L3">
      <style:text-properties officeooo:rsid="001e9c63" officeooo:paragraph-rsid="001e9c63"/>
    </style:style>
    <style:style style:name="P6" style:family="paragraph" style:parent-style-name="Standard" style:list-style-name="L4">
      <style:text-properties officeooo:rsid="001e9c63" officeooo:paragraph-rsid="001e9c63"/>
    </style:style>
    <style:style style:name="P7" style:family="paragraph" style:parent-style-name="Standard" style:list-style-name="L4">
      <style:text-properties officeooo:rsid="001eb803" officeooo:paragraph-rsid="001eb803"/>
    </style:style>
    <style:style style:name="P8" style:family="paragraph" style:parent-style-name="Standard" style:list-style-name="L4">
      <style:text-properties officeooo:rsid="00202961" officeooo:paragraph-rsid="00202961"/>
    </style:style>
    <style:style style:name="T1" style:family="text">
      <style:text-properties officeooo:rsid="001eb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kletí básníci</text:p>
      <text:list xml:id="list5180175292315665259" text:style-name="L1">
        <text:list-item>
          <text:p text:style-name="P3">Píší o sexu, drogách lesbických vztazích</text:p>
        </text:list-item>
        <text:list-item>
          <text:p text:style-name="P3">otevřenější literatura</text:p>
        </text:list-item>
        <text:list-item>
          <text:p text:style-name="P3">spojuje je bohémský život</text:p>
        </text:list-item>
      </text:list>
      <text:p text:style-name="P1"/>
      <text:p text:style-name="P1">Charles Baudelaire (1821) // [Bódlér]</text:p>
      <text:list xml:id="list6269216955957368915" text:style-name="L2">
        <text:list-item>
          <text:p text:style-name="P4">Starší generace básníků</text:p>
        </text:list-item>
        <text:list-item>
          <text:p text:style-name="P4">Matka ho přivedla k Poeovi, kterého poté celý život překládal</text:p>
          <text:list>
            <text:list-item>
              <text:p text:style-name="P4">Díky ní také velmi kladný vztah k vůním</text:p>
            </text:list-item>
          </text:list>
        </text:list-item>
        <text:list-item>
          <text:p text:style-name="P4">z vyšší rodiny, vytříbené chování a oblékání</text:p>
        </text:list-item>
      </text:list>
      <text:p text:style-name="P2"/>
      <text:p text:style-name="P2"><text:tab/>Charakteristika jeho básní</text:p>
      <text:list xml:id="list6061820896104107777" text:style-name="L3">
        <text:list-item>
          <text:p text:style-name="P5">smyslovost</text:p>
          <text:list>
            <text:list-item>
              <text:p text:style-name="P5">neopakovatelná prostředí</text:p>
            </text:list-item>
            <text:list-item>
              <text:p text:style-name="P5">téma ženy</text:p>
            </text:list-item>
            <text:list-item>
              <text:p text:style-name="P5">tabuizovaná témata</text:p>
            </text:list-item>
            <text:list-item>
              <text:p text:style-name="P5">hledal nedokonalost</text:p>
            </text:list-item>
            <text:list-item>
              <text:p text:style-name="P5">Obrazutvornost</text:p>
            </text:list-item>
          </text:list>
        </text:list-item>
        <text:list-item>
          <text:p text:style-name="P5">pravidelný verš a rým</text:p>
        </text:list-item>
        <text:list-item>
          <text:p text:style-name="P5">sonety</text:p>
        </text:list-item>
        <text:list-item>
          <text:p text:style-name="P5">Kontrasty</text:p>
          <text:list>
            <text:list-item>
              <text:p text:style-name="P5">Láska a věrnost x zklamání a nevěra</text:p>
            </text:list-item>
            <text:list-item>
              <text:p text:style-name="P5">Touha po životě x opěvování smrti</text:p>
            </text:list-item>
          </text:list>
        </text:list-item>
      </text:list>
      <text:p text:style-name="P2"/>
      <text:p text:style-name="P2">Paul Verlaine</text:p>
      <text:list xml:id="list2496889534094908145" text:style-name="L4">
        <text:list-item>
          <text:p text:style-name="P6">Idylické dětství</text:p>
          <text:list>
            <text:list-item>
              <text:p text:style-name="P6">Nevychovaný, egoistický a sebestředný</text:p>
            </text:list-item>
            <text:list-item>
              <text:p text:style-name="P6">Vztah se sestřenkou Elzou</text:p>
            </text:list-item>
          </text:list>
        </text:list-item>
        <text:list-item>
          <text:p text:style-name="P6">Nejdříve studoval na lyceu</text:p>
          <text:list>
            <text:list-item>
              <text:p text:style-name="P6">Ve 14 letech již chodí za školu a pije</text:p>
            </text:list-item>
            <text:list-item>
              <text:p text:style-name="P6">V 17 letech víc v nevěstincích než doma</text:p>
            </text:list-item>
          </text:list>
        </text:list-item>
        <text:list-item>
          <text:p text:style-name="P6">Složil maturitu, ale nedostudoval práva</text:p>
        </text:list-item>
        <text:list-item>
          <text:p text:style-name="P6">Dospívání v kavárnách a divadlech mezi Pařížskou Bohémou</text:p>
        </text:list-item>
        <text:list-item>
          <text:p text:style-name="P6">Ve 23 letech se zamiloval do 14-ti leté dívky a až dospěla, požádal její rodiče o její ruku</text:p>
          <text:list>
            <text:list-item>
              <text:p text:style-name="P6">Úplně si ale nesedli, chtěla tradiční rodinu</text:p>
            </text:list-item>
            <text:list-item>
              <text:p text:style-name="P6">Vydrželi spolu 2 roky a měli jedno dítě</text:p>
            </text:list-item>
          </text:list>
        </text:list-item>
        <text:list-item>
          <text:p text:style-name="P6">Přišel mu dopis od Rimbauda, nového básníka, <text:span text:style-name="T1">s jeho básní</text:span></text:p>
          <text:list>
            <text:list-item>
              <text:p text:style-name="P6">Ten jej znovu stáhl do zhýřilého života</text:p>
            </text:list-item>
            <text:list-item>
              <text:p text:style-name="P7">Rodina se urazila a už ho nepustila domů</text:p>
            </text:list-item>
            <text:list-item>
              <text:p text:style-name="P7">A tak zdrhl s Rimbaudem do Belgie a učil</text:p>
              <text:list>
                <text:list-item>
                  <text:p text:style-name="P7">Tam za ním přijela manželka a vzala si ho zpátky, Verlaine v půlce cesty zdrhl zpátky</text:p>
                </text:list-item>
                <text:list-item>
                  <text:p text:style-name="P8">Verlaine Rimbauda při hádce postřelil a šel do vězení</text:p>
                </text:list-item>
                <text:list-item>
                  <text:p text:style-name="P8">Verlaine poté už nemůže s Rimbaudem ží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8:13:38.456299560</meta:creation-date>
    <dc:date>2018-11-09T10:37:18.758311713</dc:date>
    <meta:editing-duration>PT1H38M54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40" meta:word-count="260" meta:character-count="1384" meta:non-whitespace-character-count="1199"/>
  </office:meta>
</office:document-meta>
</file>